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24b6f" officeooo:paragraph-rsid="00024b6f"/>
    </style:style>
    <style:style style:name="P2" style:family="paragraph" style:parent-style-name="Standard">
      <style:paragraph-properties fo:text-align="justify" style:justify-single-word="false"/>
      <style:text-properties officeooo:rsid="0002709a" officeooo:paragraph-rsid="0002709a"/>
    </style:style>
    <style:style style:name="P3" style:family="paragraph" style:parent-style-name="Standard">
      <style:paragraph-properties fo:text-align="justify" style:justify-single-word="false"/>
      <style:text-properties officeooo:rsid="000395f5" officeooo:paragraph-rsid="000395f5"/>
    </style:style>
    <style:style style:name="P4" style:family="paragraph" style:parent-style-name="Standard">
      <style:paragraph-properties fo:text-align="justify" style:justify-single-word="false"/>
      <style:text-properties officeooo:rsid="00024b6f" officeooo:paragraph-rsid="00024b6f"/>
    </style:style>
    <style:style style:name="P5" style:family="paragraph" style:parent-style-name="Standard">
      <style:paragraph-properties fo:text-align="justify" style:justify-single-word="false"/>
      <style:text-properties officeooo:rsid="0002709a" officeooo:paragraph-rsid="0002709a"/>
    </style:style>
    <style:style style:name="P6" style:family="paragraph" style:parent-style-name="Standard">
      <style:paragraph-properties fo:text-align="justify" style:justify-single-word="false"/>
      <style:text-properties officeooo:rsid="000395f5" officeooo:paragraph-rsid="000395f5"/>
    </style:style>
    <style:style style:name="T1" style:family="text">
      <style:text-properties officeooo:rsid="000395f5"/>
    </style:style>
    <style:style style:name="T2" style:family="text">
      <style:text-properties officeooo:rsid="000461e2"/>
    </style:style>
    <style:style style:name="T3" style:family="text">
      <style:text-properties officeooo:rsid="00060b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Spiel benutzt ausschliesslich Client-Server Kommunikation. Das heisst, es gibt einen zentralen Host, welcher mit den verschiedenen Clients kommuniziert und Nachrichten zwischen diesen weiterleitet. Die Unity-Engine übernimmt diese Aufgabe und kommuniziert per UDP. Da UDP keine Erhaltung der Reihenfolge oder sichere Ankunft der gesendeten Pakete garantiert, kümmert sich die Engine in wichtigen Fällen selber darum. Dies bringt Vorteile beim Übertragen von Positionsdaten verschiedener Spielobjekte, da diese <text:span text:style-name="T3">mit weniger Overhead</text:span> übertragen werden können und verlorene <text:span text:style-name="T2">Pakete</text:span> bei absoluten Positionsdaten keine Rolle spielen. <text:span text:style-name="T3">Unity bietet dazu Delta-Kompression als Option. Das bedeutet, dass nur Änderungen gegenüber dem zuletzt gesendeten Zustand übertragen werden. Damit dies nicht zu Fehlern führt, muss in diesem Fall die Ankunft jedes Pakets bestätigt werden. Bei sich selten bewegenden oder rotierenden Objekten spart diese Option Bandbreite, was aber bei diesem Spiel, wo die meisten Objekte physikalischen Gesetzen unterliegen, keinen Sinn macht.</text:span></text:p>
      <text:p text:style-name="P1"/>
      <text:p text:style-name="P2">Nach dem Bestätigen der Server-IP baut der Client zunächst eine (AES-verschlüsselte) Verbindung zum Server auf, dies passiert auf Engine Level. Danach werden bereits die Positionen von Spielobjekten mit dem Client synchronisiert und die zugehörigen Skripte geladen, jedoch kann der Client keinen Einfluss auf die serverseitigen Äquivalente der sichtbaren Objekte ausüben. </text:p>
      <text:p text:style-name="P2">Jeder registrierte User bekommt auf dem Server eine Datei, in welcher unter anderem der MD5 Hash seines Passworts als Serialis<text:span text:style-name="T3">ierung</text:span> eines „Field“-Objekts gespeichert wird. <text:span text:style-name="T1">Dem Client stehen zwei RPC-Funktionen zur Verfügung. Entweder er registriert sich unter einem noch unbenutzten Namen oder er loggt sich unter einem bestehenden Namen ein wofür der Hash des angegeben Passworts mit dem gespeicherten Hash übereinstimmen muss. Dabei ist zu bemerken, dass MD5 in der Praxis nicht für das Hashen von Passwörtern genutzt werden sollte, da es sehr einfach zu berechnen ist und Rainbow Tables(vorberechnete Hashes) bereits existieren.</text:span></text:p>
      <text:p text:style-name="P2"/>
      <text:p text:style-name="P3">Nach dem erfolgreichen Login wird eine Nachricht <text:span text:style-name="T3">an alle Spielobjekte gesendet,</text:span> welche den eindeutigen <text:span text:style-name="T3">Benutzernamen</text:span> sowie dessen <text:span text:style-name="T3">Verbindungsinformationen</text:span> beinhaltet. Dies ermöglicht Spielobjekten, welche dem Spieler gehören, nun auf dessen Eingaben zu reagiere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0T23:17:39.802000000</meta:creation-date>
    <dc:date>2014-10-15T23:41:40.210000000</dc:date>
    <meta:editing-duration>PT1H42M2S</meta:editing-duration>
    <meta:editing-cycles>7</meta:editing-cycles>
    <meta:generator>LibreOffice/4.1.4.2$Windows_x86 LibreOffice_project/0a0440ccc0227ad9829de5f46be37cfb6edcf72</meta:generator>
    <meta:document-statistic meta:table-count="0" meta:image-count="0" meta:object-count="0" meta:page-count="1" meta:paragraph-count="4" meta:word-count="315" meta:character-count="2327" meta:non-whitespace-character-count="2015"/>
  </office:meta>
</office:document-meta>
</file>